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WW8Num5">
      <style:text-properties officeooo:paragraph-rsid="000ec61f"/>
    </style:style>
    <style:style style:name="P2" style:family="paragraph" style:parent-style-name="Text_20_body" style:list-style-name="WW8Num5">
      <style:text-properties officeooo:rsid="000ec61f" officeooo:paragraph-rsid="000ec61f"/>
    </style:style>
    <style:style style:name="P3" style:family="paragraph" style:parent-style-name="Text_20_body" style:list-style-name="WW8Num5">
      <style:text-properties officeooo:rsid="000fca6d" officeooo:paragraph-rsid="000fca6d"/>
    </style:style>
    <style:style style:name="P4" style:family="paragraph" style:parent-style-name="Text_20_body" style:list-style-name="WW8Num5">
      <style:text-properties officeooo:rsid="0010a58f" officeooo:paragraph-rsid="0010a58f"/>
    </style:style>
    <style:style style:name="P5" style:family="paragraph" style:parent-style-name="Text_20_body" style:list-style-name="WW8Num5">
      <style:text-properties officeooo:rsid="00119806" officeooo:paragraph-rsid="00119806"/>
    </style:style>
    <style:style style:name="P6" style:family="paragraph" style:parent-style-name="Text_20_body" style:list-style-name="WW8Num5">
      <style:text-properties officeooo:rsid="001312c9" officeooo:paragraph-rsid="001312c9"/>
    </style:style>
    <style:style style:name="P7" style:family="paragraph" style:parent-style-name="Text_20_body" style:list-style-name="WW8Num5">
      <style:text-properties officeooo:rsid="00140bba" officeooo:paragraph-rsid="00140b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44965566722051353" text:style-name="WW8Num5">
        <text:list-item>
          <text:p text:style-name="P1">Especificacion tecnica bus I2C <text:a xlink:type="simple" xlink:href="http://www.semiconductors.philips.com/acrobat_download/literature/9398/39340011.pdf"><text:span text:style-name="Internet_20_link">http://www.semiconductors.philips.com/acrobat_download/literature/9398/39340011.pdf</text:span></text:a></text:p>
        </text:list-item>
        <text:list-item>
          <text:p text:style-name="P1">Wikipedia <text:a xlink:type="simple" xlink:href="http://es.wikipedia.org/wiki/I²C"><text:span text:style-name="Internet_20_link">http://es.wikipedia.org/wiki/I%C2%B2C</text:span></text:a></text:p>
        </text:list-item>
        <text:list-item>
          <text:p text:style-name="P1"><text:a xlink:type="simple" xlink:href="https://www.adafruit.com/datasheets/PCA9685.pdf"><text:span text:style-name="Internet_20_link">https://www.adafruit.com/datasheets/PCA9685.pdf</text:span></text:a></text:p>
        </text:list-item>
        <text:list-item>
          <text:p text:style-name="P1"><text:a xlink:type="simple" xlink:href="http://www.adafruit.com/products/815"><text:span text:style-name="Internet_20_link">http://www.adafruit.com/products/815</text:span></text:a></text:p>
        </text:list-item>
        <text:list-item>
          <text:p text:style-name="P1"><text:a xlink:type="simple" xlink:href="https://www.piborg.org/picoborgrev/specs"><text:span text:style-name="Internet_20_link">https://www.piborg.org/picoborgrev/specs</text:span></text:a></text:p>
        </text:list-item>
        <text:list-item>
          <text:p text:style-name="P1"><text:a xlink:type="simple" xlink:href="http://ww1.microchip.com/downloads/en/DeviceDoc/21952b.pdf"><text:span text:style-name="Internet_20_link">http://ww1.microchip.com/downloads/en/DeviceDoc/21952b.pdf</text:span></text:a></text:p>
        </text:list-item>
        <text:list-item>
          <text:p text:style-name="P1"><text:a xlink:type="simple" xlink:href="http://www.adafruit.com/product/732"><text:span text:style-name="Internet_20_link">http://www.adafruit.com/product/732</text:span></text:a></text:p>
        </text:list-item>
        <text:list-item>
          <text:p text:style-name="P1"><text:a xlink:type="simple" xlink:href="http://wiringpi.com/extensions/i2c-mcp23008-mcp23017/"><text:span text:style-name="Internet_20_link">http://wiringpi.com/extensions/i2c-mcp23008-mcp23017/</text:span></text:a></text:p>
        </text:list-item>
        <text:list-item>
          <text:p text:style-name="P1"><text:a xlink:type="simple" xlink:href="http://es.wikipedia.org/wiki/Raspberry_Pi"><text:span text:style-name="Internet_20_link">http://es.wikipedia.org/wiki/Raspberry_Pi</text:span></text:a></text:p>
        </text:list-item>
        <text:list-item>
          <text:p text:style-name="P1"><text:a xlink:type="simple" xlink:href="http://www.raspberrypi.org/"><text:span text:style-name="Internet_20_link">http://www.raspberrypi.org/</text:span></text:a></text:p>
        </text:list-item>
        <text:list-item>
          <text:p text:style-name="P1"><text:a xlink:type="simple" xlink:href="http://pi4j.com/"><text:span text:style-name="Internet_20_link">http://pi4j.com/</text:span></text:a></text:p>
        </text:list-item>
        <text:list-item>
          <text:p text:style-name="P1"><text:a xlink:type="simple" xlink:href="http://es.wikipedia.org/wiki/Domótica"><text:span text:style-name="Internet_20_link">http://es.wikipedia.org/wiki/Dom%C3%B3tica</text:span></text:a></text:p>
        </text:list-item>
        <text:list-item>
          <text:p text:style-name="P1"><text:a xlink:type="simple" xlink:href="http://www.simondomotica.es/sistemas/index.html"><text:span text:style-name="Internet_20_link">http://www.simondomotica.es/sistemas/index.html</text:span></text:a></text:p>
        </text:list-item>
        <text:list-item>
          <text:p text:style-name="P1"><text:a xlink:type="simple" xlink:href="http://www.knx.org/es/">http://www.knx.org/es/</text:a></text:p>
        </text:list-item>
        <text:list-item>
          <text:p text:style-name="P2"><text:a xlink:type="simple" xlink:href="http://es.wikipedia.org/wiki/Vehículo_autónomo">http://es.wikipedia.org/wiki/Veh%C3%ADculo_aut%C3%B3nomo</text:a></text:p>
        </text:list-item>
        <text:list-item>
          <text:p text:style-name="P3"><text:a xlink:type="simple" xlink:href="http://es.opendomo.org/">http://es.opendomo.org</text:a></text:p>
        </text:list-item>
        <text:list-item>
          <text:p text:style-name="P4"><text:a xlink:type="simple" xlink:href="http://www.domoticadomestica.com/domoticz-y-raspberry-pi-un-centro-domotico-de-bajo-coste/">http://www.domoticadomestica.com/domoticz-y-raspberry-pi-un-centro-domotico-de-bajo-coste/</text:a></text:p>
        </text:list-item>
        <text:list-item>
          <text:p text:style-name="P4"><text:a xlink:type="simple" xlink:href="http://www.domoticz.com/">http://www.domoticz.com/</text:a></text:p>
        </text:list-item>
        <text:list-item>
          <text:p text:style-name="P5"><text:a xlink:type="simple" xlink:href="http://razberry.z-wave.me/">http://razberry.z-wave.me/</text:a></text:p>
        </text:list-item>
        <text:list-item>
          <text:p text:style-name="P6">http://www.z-wave.com/</text:p>
        </text:list-item>
        <text:list-item>
          <text:p text:style-name="P6"><text:a xlink:type="simple" xlink:href="http://www.openremote.org/display/HOME/OpenRemote">http://www.openremote.org/display/HOME/OpenRemote</text:a></text:p>
        </text:list-item>
        <text:list-item>
          <text:p text:style-name="P7"><text:a xlink:type="simple" xlink:href="http://es.wikipedia.org/wiki/Radiocontrol">http://es.wikipedia.org/wiki/Radiocontrol</text:a></text:p>
        </text:list-item>
        <text:list-item>
          <text:p text:style-name="P7"><text:a xlink:type="simple" xlink:href="http://es.wikipedia.org/wiki/Emisora_radiocontrol">http://es.wikipedia.org/wiki/Emisora_radiocontrol</text:a></text:p>
        </text:list-item>
        <text:list-item>
          <text:p text:style-name="P7">http://es.wikipedia.org/wiki/Autom%C3%B3vil_teledirigi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xman </meta:initial-creator>
    <meta:creation-date>2015-03-24T18:41:50.032544065</meta:creation-date>
    <meta:generator>LibreOffice/4.2.7.2$Linux_X86_64 LibreOffice_project/420m0$Build-2</meta:generator>
    <dc:date>2015-03-24T23:26:20.068120467</dc:date>
    <dc:creator>duxman </dc:creator>
    <meta:editing-duration>P0D</meta:editing-duration>
    <meta:editing-cycles>2</meta:editing-cycles>
    <meta:document-statistic meta:table-count="0" meta:image-count="0" meta:object-count="0" meta:page-count="1" meta:paragraph-count="24" meta:word-count="53" meta:character-count="1084" meta:non-whitespace-character-count="1079"/>
  </office:meta>
</office:document-meta>
</file>